
<file path=META-INF/manifest.xml><?xml version="1.0" encoding="utf-8"?>
<manifest:manifest xmlns:style="urn:oasis:names:tc:opendocument:xmlns:style:1.0" xmlns:fo="urn:oasis:names:tc:opendocument:xmlns:xsl-fo-compatible:1.0" xmlns:number="urn:oasis:names:tc:opendocument:xmlns:datastyle:1.0"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style="urn:oasis:names:tc:opendocument:xmlns:style:1.0" xmlns:fo="urn:oasis:names:tc:opendocument:xmlns:xsl-fo-compatible:1.0" xmlns:number="urn:oasis:names:tc:opendocument:xmlns:datastyle:1.0"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>
    <style:style style:name="bold" style:family="paragraph" style:display-name="bold">
      <style:text-properties fo:font-weight="bold" style:font-weight-asian="bold" style:font-weight-complex="bold"/>
    </style:style>
  </office:automatic-styles>
  <office:body>
    <office:spreadsheet>
      <table:table table:name="Tablib Dataset">
        <table:table-row table:style-name="bold">
          <table:table-cell office:value-type="string">
            <text:p text:style-name="bold">Name</text:p>
          </table:table-cell>
          <table:table-cell office:value-type="string">
            <text:p text:style-name="bold">Age</text:p>
          </table:table-cell>
          <table:table-cell office:value-type="string">
            <text:p text:style-name="bold">City</text:p>
          </table:table-cell>
          <table:table-cell office:value-type="string">
            <text:p text:style-name="bold">Phone</text:p>
          </table:table-cell>
        </table:table-row>
        <table:table-row table:style-name="None">
          <table:table-cell office:value-type="string">
            <text:p text:style-name="None">Alice</text:p>
          </table:table-cell>
          <table:table-cell office:value-type="float" office:value="24"/>
          <table:table-cell office:value-type="string">
            <text:p text:style-name="None">New York</text:p>
          </table:table-cell>
          <table:table-cell office:value-type="string">
            <text:p text:style-name="None">+1-212-555-0187</text:p>
          </table:table-cell>
        </table:table-row>
        <table:table-row table:style-name="None">
          <table:table-cell office:value-type="string">
            <text:p text:style-name="None">Bob</text:p>
          </table:table-cell>
          <table:table-cell office:value-type="float" office:value="30"/>
          <table:table-cell office:value-type="string">
            <text:p text:style-name="None">Los Angeles</text:p>
          </table:table-cell>
          <table:table-cell office:value-type="string">
            <text:p text:style-name="None">+1-310-555-0143</text:p>
          </table:table-cell>
        </table:table-row>
        <table:table-row table:style-name="None">
          <table:table-cell office:value-type="string">
            <text:p text:style-name="None">Charlie</text:p>
          </table:table-cell>
          <table:table-cell office:value-type="float" office:value="22"/>
          <table:table-cell office:value-type="string">
            <text:p text:style-name="None">Chicago</text:p>
          </table:table-cell>
          <table:table-cell office:value-type="string">
            <text:p text:style-name="None">+1-312-555-0198</text:p>
          </table:table-cell>
        </table:table-row>
        <table:table-row table:style-name="None">
          <table:table-cell office:value-type="string">
            <text:p text:style-name="None">David</text:p>
          </table:table-cell>
          <table:table-cell office:value-type="float" office:value="35"/>
          <table:table-cell office:value-type="string">
            <text:p text:style-name="None">Houston</text:p>
          </table:table-cell>
          <table:table-cell office:value-type="string">
            <text:p text:style-name="None">+1-713-555-0123</text:p>
          </table:table-cell>
        </table:table-row>
        <table:table-row table:style-name="None">
          <table:table-cell office:value-type="string">
            <text:p text:style-name="None">Eva</text:p>
          </table:table-cell>
          <table:table-cell office:value-type="float" office:value="28"/>
          <table:table-cell office:value-type="string">
            <text:p text:style-name="None">Phoenix</text:p>
          </table:table-cell>
          <table:table-cell office:value-type="string">
            <text:p text:style-name="None">+1-602-555-0179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fo="urn:oasis:names:tc:opendocument:xmlns:xsl-fo-compatible:1.0" xmlns:number="urn:oasis:names:tc:opendocument:xmlns:datastyle:1.0"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>
    <number:date-style style:name="date-style1" style:display-name="date-style1">
      <number:year number:style="long"/>
      <number:text>-</number:text>
      <number:month number:style="long"/>
      <number:text>-</number:text>
      <number:day number:style="long"/>
    </number:date-style>
    <number:date-style style:name="time-style1" style:display-name="time-style1">
      <number:hours number:style="long"/>
      <number:text>:</number:text>
      <number:minutes number:style="long"/>
      <number:text>:</number:text>
      <number:seconds number:style="long" number:decimal-places="0"/>
    </number:date-style>
    <number:date-style style:name="datetime-style1" style:display-name="datetime-style1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0"/>
    </number:date-style>
  </office:styles>
  <office:automatic-styles/>
</office:document-styles>
</file>

<file path=meta.xml><?xml version="1.0" encoding="utf-8"?>
<office:document-meta xmlns:style="urn:oasis:names:tc:opendocument:xmlns:style:1.0" xmlns:fo="urn:oasis:names:tc:opendocument:xmlns:xsl-fo-compatible:1.0" xmlns:number="urn:oasis:names:tc:opendocument:xmlns:datastyle:1.0"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